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a0987" officeooo:paragraph-rsid="000a0987"/>
    </style:style>
    <style:style style:name="P2" style:family="paragraph" style:parent-style-name="Standard">
      <style:paragraph-properties fo:text-align="start" style:justify-single-word="false"/>
      <style:text-properties fo:font-size="16pt" officeooo:rsid="000a0987" officeooo:paragraph-rsid="000a098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0987" officeooo:paragraph-rsid="000a098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by Basic Building Blocks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51:45.085253455</meta:creation-date>
    <dc:date>2021-10-05T20:53:34.705210670</dc:date>
    <meta:editing-duration>PT1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6" meta:non-whitespace-character-count="23"/>
  </office:meta>
</office:document-meta>
</file>